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42" calcext:value-type="float">
            <text:p>2.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7" calcext:value-type="float">
            <text:p>2.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09" calcext:value-type="float">
            <text:p>3.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19" calcext:value-type="float">
            <text:p>3.8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69" calcext:value-type="float">
            <text:p>4.0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152" calcext:value-type="float">
            <text:p>5.1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151" calcext:value-type="float">
            <text:p>6.1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127" calcext:value-type="float">
            <text:p>13.1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2.221" calcext:value-type="float">
            <text:p>22.2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2.229" calcext:value-type="float">
            <text:p>42.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6:50:32.765650506</meta:creation-date>
    <dc:date>2018-02-14T17:00:10.760058068</dc:date>
    <meta:editing-duration>PT9M38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